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1076in" table:align="right"/>
    </style:style>
    <style:style style:name="STUDENTS.A" style:family="table-column">
      <style:table-column-properties style:column-width="0.441in"/>
    </style:style>
    <style:style style:name="STUDENTS.B" style:family="table-column">
      <style:table-column-properties style:column-width="1.4361in"/>
    </style:style>
    <style:style style:name="STUDENTS.C" style:family="table-column">
      <style:table-column-properties style:column-width="0.7438in"/>
    </style:style>
    <style:style style:name="STUDENTS.D" style:family="table-column">
      <style:table-column-properties style:column-width="0.2236in"/>
    </style:style>
    <style:style style:name="STUDENTS.E" style:family="table-column">
      <style:table-column-properties style:column-width="0.2153in"/>
    </style:style>
    <style:style style:name="STUDENTS.F" style:family="table-column">
      <style:table-column-properties style:column-width="0.2229in"/>
    </style:style>
    <style:style style:name="STUDENTS.U" style:family="table-column">
      <style:table-column-properties style:column-width="0.2146in"/>
    </style:style>
    <style:style style:name="STUDENTS.e" style:family="table-column">
      <style:table-column-properties style:column-width="0.2222in"/>
    </style:style>
    <style:style style:name="STUDENTS.f" style:family="table-column">
      <style:table-column-properties style:column-width="0.216in"/>
    </style:style>
    <style:style style:name="STUDENTS.g" style:family="table-column">
      <style:table-column-properties style:column-width="0.2313in"/>
    </style:style>
    <style:style style:name="STUDENTS.i" style:family="table-column">
      <style:table-column-properties style:column-width="0.6458in"/>
    </style:style>
    <style:style style:name="STUDENT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.i1" style:family="table-cell">
      <style:table-cell-properties style:vertical-align="middle" fo:padding="0.0382in" fo:border="0.05pt solid #000000"/>
    </style:style>
    <style:style style:name="STUDENTS.2" style:family="table-row">
      <style:table-row-properties style:min-row-height="0.3285in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none" fo:border-top="none" fo:border-bottom="0.05pt solid #000000"/>
    </style:style>
    <style:style style:name="STUDENTS.D2" style:family="table-cell">
      <style:table-cell-properties fo:padding="0.0382in" fo:border-left="0.05pt solid #000000" fo:border-right="none" fo:border-top="none" fo:border-bottom="0.05pt solid #000000"/>
    </style:style>
    <style:style style:name="STUDENTS.E2" style:family="table-cell">
      <style:table-cell-properties fo:padding="0.0382in" fo:border-left="0.05pt solid #000000" fo:border-right="none" fo:border-top="none" fo:border-bottom="0.05pt solid #000000"/>
    </style:style>
    <style:style style:name="STUDENTS.F2" style:family="table-cell">
      <style:table-cell-properties fo:padding="0.0382in" fo:border-left="0.05pt solid #000000" fo:border-right="none" fo:border-top="none" fo:border-bottom="0.05pt solid #000000"/>
    </style:style>
    <style:style style:name="STUDENTS.G2" style:family="table-cell">
      <style:table-cell-properties fo:padding="0.0382in" fo:border-left="0.05pt solid #000000" fo:border-right="none" fo:border-top="none" fo:border-bottom="0.05pt solid #000000"/>
    </style:style>
    <style:style style:name="STUDENTS.H2" style:family="table-cell">
      <style:table-cell-properties fo:padding="0.0382in" fo:border-left="0.05pt solid #000000" fo:border-right="none" fo:border-top="none" fo:border-bottom="0.05pt solid #000000"/>
    </style:style>
    <style:style style:name="STUDENTS.I2" style:family="table-cell">
      <style:table-cell-properties fo:padding="0.0382in" fo:border-left="0.05pt solid #000000" fo:border-right="none" fo:border-top="none" fo:border-bottom="0.05pt solid #000000"/>
    </style:style>
    <style:style style:name="STUDENTS.J2" style:family="table-cell">
      <style:table-cell-properties fo:padding="0.0382in" fo:border-left="0.05pt solid #000000" fo:border-right="none" fo:border-top="none" fo:border-bottom="0.05pt solid #000000"/>
    </style:style>
    <style:style style:name="STUDENTS.K2" style:family="table-cell">
      <style:table-cell-properties fo:padding="0.0382in" fo:border-left="0.05pt solid #000000" fo:border-right="none" fo:border-top="none" fo:border-bottom="0.05pt solid #000000"/>
    </style:style>
    <style:style style:name="STUDENTS.L2" style:family="table-cell">
      <style:table-cell-properties fo:padding="0.0382in" fo:border-left="0.05pt solid #000000" fo:border-right="none" fo:border-top="none" fo:border-bottom="0.05pt solid #000000"/>
    </style:style>
    <style:style style:name="STUDENTS.M2" style:family="table-cell">
      <style:table-cell-properties fo:padding="0.0382in" fo:border-left="0.05pt solid #000000" fo:border-right="none" fo:border-top="none" fo:border-bottom="0.05pt solid #000000"/>
    </style:style>
    <style:style style:name="STUDENTS.N2" style:family="table-cell">
      <style:table-cell-properties fo:padding="0.0382in" fo:border-left="0.05pt solid #000000" fo:border-right="none" fo:border-top="none" fo:border-bottom="0.05pt solid #000000"/>
    </style:style>
    <style:style style:name="STUDENTS.O2" style:family="table-cell">
      <style:table-cell-properties fo:padding="0.0382in" fo:border-left="0.05pt solid #000000" fo:border-right="none" fo:border-top="none" fo:border-bottom="0.05pt solid #000000"/>
    </style:style>
    <style:style style:name="STUDENTS.P2" style:family="table-cell">
      <style:table-cell-properties fo:padding="0.0382in" fo:border-left="0.05pt solid #000000" fo:border-right="none" fo:border-top="none" fo:border-bottom="0.05pt solid #000000"/>
    </style:style>
    <style:style style:name="STUDENTS.Q2" style:family="table-cell">
      <style:table-cell-properties fo:padding="0.0382in" fo:border-left="0.05pt solid #000000" fo:border-right="none" fo:border-top="none" fo:border-bottom="0.05pt solid #000000"/>
    </style:style>
    <style:style style:name="STUDENTS.R2" style:family="table-cell">
      <style:table-cell-properties fo:padding="0.0382in" fo:border-left="0.05pt solid #000000" fo:border-right="none" fo:border-top="none" fo:border-bottom="0.05pt solid #000000"/>
    </style:style>
    <style:style style:name="STUDENTS.S2" style:family="table-cell">
      <style:table-cell-properties fo:padding="0.0382in" fo:border-left="0.05pt solid #000000" fo:border-right="none" fo:border-top="none" fo:border-bottom="0.05pt solid #000000"/>
    </style:style>
    <style:style style:name="STUDENTS.T2" style:family="table-cell">
      <style:table-cell-properties fo:padding="0.0382in" fo:border-left="0.05pt solid #000000" fo:border-right="none" fo:border-top="none" fo:border-bottom="0.05pt solid #000000"/>
    </style:style>
    <style:style style:name="STUDENTS.U2" style:family="table-cell">
      <style:table-cell-properties fo:padding="0.0382in" fo:border-left="0.05pt solid #000000" fo:border-right="none" fo:border-top="none" fo:border-bottom="0.05pt solid #000000"/>
    </style:style>
    <style:style style:name="STUDENTS.V2" style:family="table-cell">
      <style:table-cell-properties fo:padding="0.0382in" fo:border-left="0.05pt solid #000000" fo:border-right="none" fo:border-top="none" fo:border-bottom="0.05pt solid #000000"/>
    </style:style>
    <style:style style:name="STUDENTS.W2" style:family="table-cell">
      <style:table-cell-properties fo:padding="0.0382in" fo:border-left="0.05pt solid #000000" fo:border-right="none" fo:border-top="none" fo:border-bottom="0.05pt solid #000000"/>
    </style:style>
    <style:style style:name="STUDENTS.X2" style:family="table-cell">
      <style:table-cell-properties fo:padding="0.0382in" fo:border-left="0.05pt solid #000000" fo:border-right="none" fo:border-top="none" fo:border-bottom="0.05pt solid #000000"/>
    </style:style>
    <style:style style:name="STUDENTS.Y2" style:family="table-cell">
      <style:table-cell-properties fo:padding="0.0382in" fo:border-left="0.05pt solid #000000" fo:border-right="none" fo:border-top="none" fo:border-bottom="0.05pt solid #000000"/>
    </style:style>
    <style:style style:name="STUDENTS.Z2" style:family="table-cell">
      <style:table-cell-properties fo:padding="0.0382in" fo:border-left="0.05pt solid #000000" fo:border-right="none" fo:border-top="none" fo:border-bottom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none" fo:border-top="none" fo:border-bottom="0.05pt solid #000000"/>
    </style:style>
    <style:style style:name="STUDENTS.d2" style:family="table-cell">
      <style:table-cell-properties fo:padding="0.0382in" fo:border-left="0.05pt solid #000000" fo:border-right="none" fo:border-top="none" fo:border-bottom="0.05pt solid #000000"/>
    </style:style>
    <style:style style:name="STUDENTS.e2" style:family="table-cell">
      <style:table-cell-properties fo:padding="0.0382in" fo:border-left="0.05pt solid #000000" fo:border-right="none" fo:border-top="none" fo:border-bottom="0.05pt solid #000000"/>
    </style:style>
    <style:style style:name="STUDENTS.f2" style:family="table-cell">
      <style:table-cell-properties fo:padding="0.0382in" fo:border-left="0.05pt solid #000000" fo:border-right="none" fo:border-top="none" fo:border-bottom="0.05pt solid #000000"/>
    </style:style>
    <style:style style:name="STUDENTS.g2" style:family="table-cell">
      <style:table-cell-properties fo:padding="0.0382in" fo:border-left="0.05pt solid #000000" fo:border-right="none" fo:border-top="none" fo:border-bottom="0.05pt solid #000000"/>
    </style:style>
    <style:style style:name="STUDENTS.h2" style:family="table-cell">
      <style:table-cell-properties fo:padding="0.0382in" fo:border-left="0.05pt solid #000000" fo:border-right="none" fo:border-top="none" fo:border-bottom="0.05pt solid #000000"/>
    </style:style>
    <style:style style:name="STUDENTS.i2" style:family="table-cell">
      <style:table-cell-properties fo:padding="0.0382in" fo:border-left="0.05pt solid #000000" fo:border-right="0.05pt solid #000000" fo:border-top="none" fo:border-bottom="0.05pt solid #000000"/>
    </style:style>
    <style:style style:name="STUDENTS_5f_2" style:display-name="STUDENTS_2" style:family="table">
      <style:table-properties style:width="6.1556in" fo:break-before="page" table:align="left"/>
    </style:style>
    <style:style style:name="STUDENTS_5f_2.A" style:display-name="STUDENTS_2.A" style:family="table-column">
      <style:table-column-properties style:column-width="2.4681in"/>
    </style:style>
    <style:style style:name="STUDENTS_5f_2.B" style:display-name="STUDENTS_2.B" style:family="table-column">
      <style:table-column-properties style:column-width="1.8438in"/>
    </style:style>
    <style:style style:name="STUDENTS_5f_2.A1" style:display-name="STUDENTS_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_5f_2.C1" style:display-name="STUDENTS_2.C1" style:family="table-cell">
      <style:table-cell-properties style:vertical-align="middle" fo:padding="0.0382in" fo:border="0.05pt solid #000000"/>
    </style:style>
    <style:style style:name="STUDENTS_5f_2.A2" style:display-name="STUDENTS_2.A2" style:family="table-cell">
      <style:table-cell-properties fo:padding="0.0382in" fo:border-left="0.05pt solid #000000" fo:border-right="none" fo:border-top="none" fo:border-bottom="0.05pt solid #000000"/>
    </style:style>
    <style:style style:name="STUDENTS_5f_2.B2" style:display-name="STUDENTS_2.B2" style:family="table-cell">
      <style:table-cell-properties fo:padding="0.0382in" fo:border-left="0.05pt solid #000000" fo:border-right="none" fo:border-top="none" fo:border-bottom="0.05pt solid #000000"/>
    </style:style>
    <style:style style:name="STUDENTS_5f_2.C2" style:display-name="STUDENTS_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fo:background-color="transparen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font-size="10pt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15%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1" style:family="paragraph" style:parent-style-name="Table_20_Heading"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2" style:family="paragraph" style:parent-style-name="Table_20_Heading">
      <style:paragraph-properties fo:text-align="start" style:justify-single-word="false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3" style:family="paragraph" style:parent-style-name="Table_20_Heading">
      <style:text-properties style:font-name="Times New Roman" fo:font-size="10.5pt" fo:language="ru" fo:country="RU" fo:font-weight="bold" fo:background-color="transparent" style:font-size-asian="10.5pt" style:font-weight-asian="bold" style:font-size-complex="10.5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Times New Roman" fo:font-size="10.5pt" fo:language="ru" fo:country="RU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Text_20_body">
      <style:paragraph-properties fo:line-height="115%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Журнал посещаемости</text:p>
      <text:p text:style-name="P2"/>
      <text:p text:style-name="P1">Группа [GROUP_NUMBER]</text:p>
      <text:p text:style-name="P1">Даты обучения: <text:span text:style-name="T1">[EDUCATION_DATES]</text:span></text:p>
      <text:p text:style-name="P1">Время практики: <text:span text:style-name="T1">[PRACTICE_TIME]</text:span></text:p>
      <text:p text:style-name="P1"/>
      <text:p text:style-name="P1"/>
      <table:table table:name="STUDENTS" table:style-name="STUDENTS">
        <table:table-column table:style-name="STUDENTS.A"/>
        <table:table-column table:style-name="STUDENTS.B"/>
        <table:table-column table:style-name="STUDENTS.C"/>
        <table:table-column table:style-name="STUDENTS.D"/>
        <table:table-column table:style-name="STUDENTS.E"/>
        <table:table-column table:style-name="STUDENTS.F"/>
        <table:table-column table:style-name="STUDENTS.E"/>
        <table:table-column table:style-name="STUDENTS.D"/>
        <table:table-column table:style-name="STUDENTS.F"/>
        <table:table-column table:style-name="STUDENTS.E"/>
        <table:table-column table:style-name="STUDENTS.D"/>
        <table:table-column table:style-name="STUDENTS.F"/>
        <table:table-column table:style-name="STUDENTS.E"/>
        <table:table-column table:style-name="STUDENTS.F"/>
        <table:table-column table:style-name="STUDENTS.E"/>
        <table:table-column table:style-name="STUDENTS.F"/>
        <table:table-column table:style-name="STUDENTS.D"/>
        <table:table-column table:style-name="STUDENTS.E"/>
        <table:table-column table:style-name="STUDENTS.F"/>
        <table:table-column table:style-name="STUDENTS.D"/>
        <table:table-column table:style-name="STUDENTS.U"/>
        <table:table-column table:style-name="STUDENTS.D" table:number-columns-repeated="2"/>
        <table:table-column table:style-name="STUDENTS.U"/>
        <table:table-column table:style-name="STUDENTS.D"/>
        <table:table-column table:style-name="STUDENTS.E"/>
        <table:table-column table:style-name="STUDENTS.F"/>
        <table:table-column table:style-name="STUDENTS.D"/>
        <table:table-column table:style-name="STUDENTS.E"/>
        <table:table-column table:style-name="STUDENTS.D"/>
        <table:table-column table:style-name="STUDENTS.e"/>
        <table:table-column table:style-name="STUDENTS.f"/>
        <table:table-column table:style-name="STUDENTS.g"/>
        <table:table-column table:style-name="STUDENTS.D"/>
        <table:table-column table:style-name="STUDENTS.i"/>
        <table:table-header-rows>
          <table:table-row>
            <table:table-cell table:style-name="STUDENTS.A1" office:value-type="string">
              <text:p text:style-name="P5">№</text:p>
            </table:table-cell>
            <table:table-cell table:style-name="STUDENTS.A1" office:value-type="string">
              <text:p text:style-name="P5">Список группы</text:p>
            </table:table-cell>
            <table:table-cell table:style-name="STUDENTS.A1" office:value-type="string">
              <text:p text:style-name="P5">Время</text:p>
            </table:table-cell>
            <table:table-cell table:style-name="STUDENTS.A1" office:value-type="string">
              <text:p text:style-name="P4">[DATE_1]</text:p>
            </table:table-cell>
            <table:table-cell table:style-name="STUDENTS.A1" office:value-type="string">
              <text:p text:style-name="P4">[DATE_2]</text:p>
            </table:table-cell>
            <table:table-cell table:style-name="STUDENTS.A1" office:value-type="string">
              <text:p text:style-name="P4">[DATE_3]</text:p>
            </table:table-cell>
            <table:table-cell table:style-name="STUDENTS.A1" office:value-type="string">
              <text:p text:style-name="P4">[DATE_4]</text:p>
            </table:table-cell>
            <table:table-cell table:style-name="STUDENTS.A1" office:value-type="string">
              <text:p text:style-name="P4">[DATE_5]</text:p>
            </table:table-cell>
            <table:table-cell table:style-name="STUDENTS.A1" office:value-type="string">
              <text:p text:style-name="P4">[DATE_6]</text:p>
            </table:table-cell>
            <table:table-cell table:style-name="STUDENTS.A1" office:value-type="string">
              <text:p text:style-name="P4">[DATE_7]</text:p>
            </table:table-cell>
            <table:table-cell table:style-name="STUDENTS.A1" office:value-type="string">
              <text:p text:style-name="P4">[DATE_8]</text:p>
            </table:table-cell>
            <table:table-cell table:style-name="STUDENTS.A1" office:value-type="string">
              <text:p text:style-name="P4">[DATE_9]</text:p>
            </table:table-cell>
            <table:table-cell table:style-name="STUDENTS.A1" office:value-type="string">
              <text:p text:style-name="P4">[DATE_10]</text:p>
            </table:table-cell>
            <table:table-cell table:style-name="STUDENTS.A1" office:value-type="string">
              <text:p text:style-name="P4">[DATE_11]</text:p>
            </table:table-cell>
            <table:table-cell table:style-name="STUDENTS.A1" office:value-type="string">
              <text:p text:style-name="P4">[DATE_12]</text:p>
            </table:table-cell>
            <table:table-cell table:style-name="STUDENTS.A1" office:value-type="string">
              <text:p text:style-name="P4">[DATE_13]</text:p>
            </table:table-cell>
            <table:table-cell table:style-name="STUDENTS.A1" office:value-type="string">
              <text:p text:style-name="P4">[DATE_14]</text:p>
            </table:table-cell>
            <table:table-cell table:style-name="STUDENTS.A1" office:value-type="string">
              <text:p text:style-name="P4">[DATE_15]</text:p>
            </table:table-cell>
            <table:table-cell table:style-name="STUDENTS.A1" office:value-type="string">
              <text:p text:style-name="P4">[DATE_16]</text:p>
            </table:table-cell>
            <table:table-cell table:style-name="STUDENTS.A1" office:value-type="string">
              <text:p text:style-name="P4">[DATE_17]</text:p>
            </table:table-cell>
            <table:table-cell table:style-name="STUDENTS.A1" office:value-type="string">
              <text:p text:style-name="P4">[DATE_18]</text:p>
            </table:table-cell>
            <table:table-cell table:style-name="STUDENTS.A1" office:value-type="string">
              <text:p text:style-name="P4">[DATE_19]</text:p>
            </table:table-cell>
            <table:table-cell table:style-name="STUDENTS.A1" office:value-type="string">
              <text:p text:style-name="P4">[DATE_20]</text:p>
            </table:table-cell>
            <table:table-cell table:style-name="STUDENTS.A1" office:value-type="string">
              <text:p text:style-name="P4">[DATE_21]</text:p>
            </table:table-cell>
            <table:table-cell table:style-name="STUDENTS.A1" office:value-type="string">
              <text:p text:style-name="P4">[DATE_22]</text:p>
            </table:table-cell>
            <table:table-cell table:style-name="STUDENTS.A1" office:value-type="string">
              <text:p text:style-name="P4">[DATE_23]</text:p>
            </table:table-cell>
            <table:table-cell table:style-name="STUDENTS.A1" office:value-type="string">
              <text:p text:style-name="P4">[DATE_24]</text:p>
            </table:table-cell>
            <table:table-cell table:style-name="STUDENTS.A1" office:value-type="string">
              <text:p text:style-name="P4">[DATE_25]</text:p>
            </table:table-cell>
            <table:table-cell table:style-name="STUDENTS.A1" office:value-type="string">
              <text:p text:style-name="P4">[DATE_26]</text:p>
            </table:table-cell>
            <table:table-cell table:style-name="STUDENTS.A1" office:value-type="string">
              <text:p text:style-name="P4">[DATE_27]</text:p>
            </table:table-cell>
            <table:table-cell table:style-name="STUDENTS.A1" office:value-type="string">
              <text:p text:style-name="P4">[DATE_28]</text:p>
            </table:table-cell>
            <table:table-cell table:style-name="STUDENTS.A1" office:value-type="string">
              <text:p text:style-name="P4">[DATE_29]</text:p>
            </table:table-cell>
            <table:table-cell table:style-name="STUDENTS.A1" office:value-type="string">
              <text:p text:style-name="P4">[DATE_30]</text:p>
            </table:table-cell>
            <table:table-cell table:style-name="STUDENTS.A1" office:value-type="string">
              <text:p text:style-name="P4">[DATE_31]</text:p>
            </table:table-cell>
            <table:table-cell table:style-name="STUDENTS.i1" office:value-type="string">
              <text:p text:style-name="P5">Примеч.</text:p>
            </table:table-cell>
          </table:table-row>
        </table:table-header-rows>
        <table:table-row table:style-name="STUDENTS.2">
          <table:table-cell table:style-name="STUDENTS.A2" office:value-type="string">
            <text:p text:style-name="P6">[INDEX]</text:p>
          </table:table-cell>
          <table:table-cell table:style-name="STUDENTS.B2" office:value-type="string">
            <text:p text:style-name="P7">[STUDENT_NAME]</text:p>
          </table:table-cell>
          <table:table-cell table:style-name="STUDENTS.C2" office:value-type="string">
            <text:p text:style-name="P6">[PRACTICE_DATE]</text:p>
          </table:table-cell>
          <table:table-cell table:style-name="STUDENTS.h2" office:value-type="string">
            <text:p text:style-name="P6"/>
          </table:table-cell>
          <table:table-cell table:style-name="STUDENTS.c2" office:value-type="string">
            <text:p text:style-name="P4"/>
          </table:table-cell>
          <table:table-cell table:style-name="STUDENTS.a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a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a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a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a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a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X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X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a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c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f2" office:value-type="string">
            <text:p text:style-name="P6"/>
          </table:table-cell>
          <table:table-cell table:style-name="STUDENTS.g2" office:value-type="string">
            <text:p text:style-name="P6"/>
          </table:table-cell>
          <table:table-cell table:style-name="STUDENTS.h2" office:value-type="string">
            <text:p text:style-name="P6"/>
          </table:table-cell>
          <table:table-cell table:style-name="STUDENTS.i2" office:value-type="string">
            <text:p text:style-name="P6"/>
          </table:table-cell>
        </table:table-row>
      </table:table>
      <text:p text:style-name="P1"/>
      <table:table table:name="STUDENTS_2" table:style-name="STUDENTS_5f_2">
        <table:table-column table:style-name="STUDENTS_5f_2.A"/>
        <table:table-column table:style-name="STUDENTS_5f_2.B" table:number-columns-repeated="2"/>
        <table:table-header-rows>
          <table:table-row>
            <table:table-cell table:style-name="STUDENTS_5f_2.A1" office:value-type="string">
              <text:p text:style-name="P10"><draw:frame draw:style-name="fr1" draw:name="Врезка1" text:anchor-type="paragraph" svg:x="6.3055in" svg:y="0.0335in" svg:width="3.6146in" draw:z-index="0"><draw:text-box fo:min-height="1.648in"><text:p text:style-name="P3">Верх (халат/ <text:span text:style-name="T2">жакет) </text:span></text:p><text:p text:style-name="P12">Низ (юбка/брюки/ <text:span text:style-name="T2">колготки телесные, белые носки)</text:span></text:p><text:p text:style-name="P14">Сменная мед. обувь</text:p><text:p text:style-name="P14">Форма чистая</text:p><text:p text:style-name="P14">Волосы убраны</text:p><text:p text:style-name="P14">Жвачка</text:p><text:p text:style-name="P14">Украшения и часы</text:p><text:p text:style-name="P14">Сумки убраны</text:p><text:p text:style-name="P14">Телефоны</text:p></draw:text-box></draw:frame>Чек-лист по готовности к занятию за дату:</text:p>
              <text:p text:style-name="P15">____________</text:p>
            </table:table-cell>
            <table:table-cell table:style-name="STUDENTS_5f_2.A1" office:value-type="string">
              <text:p text:style-name="P13">Да</text:p>
            </table:table-cell>
            <table:table-cell table:style-name="STUDENTS_5f_2.C1" office:value-type="string">
              <text:p text:style-name="P11">Нет</text:p>
            </table:table-cell>
          </table:table-row>
        </table:table-header-rows>
        <table:table-row>
          <table:table-cell table:style-name="STUDENTS_5f_2.A2" office:value-type="string">
            <text:p text:style-name="P9">[STUDENT_NAME]</text:p>
          </table:table-cell>
          <table:table-cell table:style-name="STUDENTS_5f_2.B2" office:value-type="string">
            <text:p text:style-name="P8"/>
          </table:table-cell>
          <table:table-cell table:style-name="STUDENTS_5f_2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6-28T15:55:45.91</meta:creation-date>
    <meta:generator>LibreOffice/5.1.6.2$Linux_X86_64 LibreOffice_project/10m0$Build-2</meta:generator>
    <dc:date>2018-04-27T10:28:58.633305387</dc:date>
    <meta:editing-duration>PT1H52M55S</meta:editing-duration>
    <meta:editing-cycles>25</meta:editing-cycles>
    <meta:document-statistic meta:table-count="2" meta:image-count="0" meta:object-count="0" meta:page-count="2" meta:paragraph-count="56" meta:word-count="83" meta:character-count="660" meta:non-whitespace-character-count="632"/>
  </office:meta>
</office:document-meta>
</file>